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Noto Sans" svg:font-family="Noto San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Noto Sans" style:font-name-complex="Noto Sans"/>
    </style:style>
    <style:style style:name="T5" style:parent-style-name="DefaultParagraphFont" style:family="text">
      <style:text-properties style:font-name="Noto Sans" style:font-name-complex="Noto Sans"/>
    </style:style>
    <style:style style:name="P6" style:parent-style-name="ListParagraph" style:family="paragraph">
      <style:text-properties style:font-name="Noto Sans" style:font-name-complex="Noto Sans"/>
    </style:style>
    <style:style style:name="P7" style:parent-style-name="ListParagraph" style:family="paragraph">
      <style:text-properties style:font-name="Noto Sans" style:font-name-complex="Noto Sans"/>
    </style:style>
    <style:style style:name="P8" style:parent-style-name="ListParagraph" style:family="paragraph">
      <style:text-properties style:font-name="Noto Sans" style:font-name-complex="Noto Sans"/>
    </style:style>
    <style:style style:name="P9" style:parent-style-name="ListParagraph" style:family="paragraph">
      <style:text-properties style:font-name="Noto Sans" style:font-name-complex="Noto Sans"/>
    </style:style>
    <style:style style:name="P10" style:parent-style-name="ListParagraph" style:family="paragraph">
      <style:text-properties style:font-name="Noto Sans" style:font-name-complex="Noto Sans" fo:language="en" fo:country="NL"/>
    </style:style>
    <style:style style:name="P11" style:parent-style-name="ListParagraph" style:family="paragraph">
      <style:text-properties style:font-name="Noto Sans" style:font-name-complex="Noto Sans" fo:language="en" fo:country="NL"/>
    </style:style>
    <style:style style:name="P12" style:parent-style-name="ListParagraph" style:family="paragraph">
      <style:text-properties style:font-name="Noto Sans" style:font-name-complex="Noto Sans" fo:language="en" fo:country="NL"/>
    </style:style>
    <style:style style:name="P13" style:parent-style-name="ListParagraph" style:family="paragraph">
      <style:text-properties style:font-name="Noto Sans" style:font-name-complex="Noto Sans" fo:language="en" fo:country="NL"/>
    </style:style>
    <style:style style:name="P14" style:parent-style-name="ListParagraph" style:family="paragraph">
      <style:text-properties style:font-name="Noto Sans" style:font-name-complex="Noto Sans" fo:language="en" fo:country="NL"/>
    </style:style>
    <style:style style:name="P15" style:parent-style-name="ListParagraph" style:family="paragraph">
      <style:text-properties style:font-name="Noto Sans" style:font-name-complex="Noto Sans" fo:language="en" fo:country="NL"/>
    </style:style>
    <style:style style:name="P16" style:parent-style-name="ListParagraph" style:family="paragraph">
      <style:text-properties style:font-name="Noto Sans" style:font-name-complex="Noto Sans" fo:language="en" fo:country="NL"/>
    </style:style>
    <style:style style:name="P17" style:parent-style-name="ListParagraph" style:family="paragraph">
      <style:text-properties style:font-name="Noto Sans" style:font-name-complex="Noto Sans" fo:language="en" fo:country="NL"/>
    </style:style>
    <style:style style:name="P18" style:parent-style-name="ListParagraph" style:family="paragraph">
      <style:text-properties style:font-name="Noto Sans" style:font-name-complex="Noto Sans" fo:language="en" fo:country="NL"/>
    </style:style>
    <style:style style:name="P19" style:parent-style-name="ListParagraph" style:family="paragraph">
      <style:text-properties style:font-name="Noto Sans" style:font-name-complex="Noto Sans" fo:language="en" fo:country="NL"/>
    </style:style>
    <style:style style:name="P20" style:parent-style-name="ListParagraph" style:family="paragraph">
      <style:text-properties style:font-name="Noto Sans" style:font-name-complex="Noto Sans" fo:language="en" fo:country="NL"/>
    </style:style>
    <style:style style:name="P21" style:parent-style-name="ListParagraph" style:family="paragraph">
      <style:text-properties style:font-name="Noto Sans" style:font-name-complex="Noto Sans" fo:language="en" fo:country="NL"/>
    </style:style>
    <style:style style:name="P22" style:parent-style-name="ListParagraph" style:family="paragraph">
      <style:text-properties style:font-name="Noto Sans" style:font-name-complex="Noto Sans" fo:language="en" fo:country="NL"/>
    </style:style>
    <style:style style:name="P23" style:parent-style-name="ListParagraph" style:family="paragraph">
      <style:text-properties style:font-name="Noto Sans" style:font-name-complex="Noto Sans"/>
    </style:style>
    <style:style style:name="P24" style:parent-style-name="ListParagraph" style:family="paragraph">
      <style:text-properties style:font-name="Noto Sans" style:font-name-complex="Noto Sans"/>
    </style:style>
    <style:style style:name="P25" style:parent-style-name="ListParagraph" style:family="paragraph">
      <style:text-properties style:font-name="Noto Sans" style:font-name-complex="Noto Sans"/>
    </style:style>
    <style:style style:name="P26" style:parent-style-name="ListParagraph" style:family="paragraph">
      <style:text-properties style:font-name="Noto Sans" style:font-name-complex="Noto Sans"/>
    </style:style>
    <style:style style:name="P27" style:parent-style-name="ListParagraph" style:family="paragraph">
      <style:text-properties style:font-name="Noto Sans" style:font-name-complex="Noto Sans"/>
    </style:style>
    <style:style style:name="P28" style:parent-style-name="Normal" style:family="paragraph">
      <style:text-properties style:font-name="Noto Sans" style:font-name-complex="Noto Sans"/>
    </style:style>
    <style:style style:name="P29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Afstudeer presentatie verslagen<text:s/></text:p>
      <text:p text:style-name="P2"><text:tab/></text:p>
      <text:list text:style-name="LFO1" text:continue-numbering="true">
        <text:list-item>
          <text:p text:style-name="P3"><text:span text:style-name="T4">Jurrien de Jong<text:s/></text:span><text:span text:style-name="T5"><text:line-break/></text:span></text:p>
        </text:list-item>
      </text:list>
      <text:p text:style-name="P6">Ankora web based diagnostic analyses tool.<text:s/></text:p>
      <text:p text:style-name="P7">He made a R shiny integration of the back end data to quickly compare different subset and or data and plot and compare them interactively with allot of features<text:s/>, it was well thought out an easy an intuitive to use, and for anyone to use without any coding knowledge<text:s/>.</text:p>
      <text:p text:style-name="P8"/>
      <text:p text:style-name="P9">He used his created tool which was the mean goal to answer a secondary goal (hypothesise)<text:s/></text:p>
      <text:p text:style-name="P10">1. What are the participants and app engagement statistics?</text:p>
      <text:p text:style-name="P11">2. Does increased app engagement correlate with weight loss?</text:p>
      <text:p text:style-name="P12">3. Which specific in-app interaction correlate most with weight loss?</text:p>
      <text:p text:style-name="P13"/>
      <text:p text:style-name="P14">Conclusion:</text:p>
      <text:p text:style-name="P15">1. Increased app interaction is significantly associated with weight loss</text:p>
      <text:p text:style-name="P16">2. Question and swipe able elements are associated with being the primary drivers of</text:p>
      <text:p text:style-name="P17">weight reductions</text:p>
      <text:p text:style-name="P18">3. Inconsistent effect of physical activity on weight loss</text:p>
      <text:p text:style-name="P19"/>
      <text:p text:style-name="P20">I found his presentation very good and thought out, the live demo of his web application was also very nicely done.<text:s/></text:p>
      <text:p text:style-name="P21"/>
      <text:p text:style-name="P22">Personally this kind of works interest me the least but i did give me a better view on how bioinformatical can be used more for the broader non coding researchers, since my interest are more aligned to the pure analytical side and <text:s/>machine learning and a little less toe the web development side.<text:s/></text:p>
      <text:p text:style-name="P23"/>
      <text:p text:style-name="P24"/>
      <text:p text:style-name="P25">Rink</text:p>
      <text:p text:style-name="P26"/>
      <text:p text:style-name="P27"><text:tab/>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lik MP, Mats</meta:initial-creator>
    <dc:creator>Slik MP, Mats</dc:creator>
    <meta:creation-date>2024-06-13T14:12:00Z</meta:creation-date>
    <dc:date>2024-06-27T22:06:00Z</dc:date>
    <meta:template xlink:href="Normal.dotm" xlink:type="simple"/>
    <meta:editing-cycles>2</meta:editing-cycles>
    <meta:editing-duration>PT1080S</meta:editing-duration>
    <meta:document-statistic meta:page-count="1" meta:paragraph-count="2" meta:word-count="198" meta:character-count="1326" meta:row-count="9" meta:non-whitespace-character-count="1130"/>
  </office:meta>
</office:document-meta>
</file>